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12f9" style:font-weight-asian="bold" style:font-weight-complex="bold"/>
    </style:style>
    <style:style style:name="P2" style:family="paragraph" style:parent-style-name="Standard">
      <style:text-properties fo:font-weight="bold" officeooo:rsid="0001fc77" officeooo:paragraph-rsid="0001fc77" style:font-weight-asian="bold" style:font-weight-complex="bold"/>
    </style:style>
    <style:style style:name="P3" style:family="paragraph" style:parent-style-name="Standard">
      <style:text-properties fo:font-weight="normal" officeooo:paragraph-rsid="0001fc77" style:font-weight-asian="normal" style:font-weight-complex="normal"/>
    </style:style>
    <style:style style:name="P4" style:family="paragraph" style:parent-style-name="Standard">
      <style:text-properties fo:font-weight="normal" officeooo:rsid="0001fc77" officeooo:paragraph-rsid="0001fc77" style:font-weight-asian="normal" style:font-weight-complex="normal"/>
    </style:style>
    <style:style style:name="P5" style:family="paragraph" style:parent-style-name="Standard">
      <style:text-properties officeooo:paragraph-rsid="0001fc77"/>
    </style:style>
    <style:style style:name="P6" style:family="paragraph" style:parent-style-name="Standard">
      <style:text-properties fo:color="#780373"/>
    </style:style>
    <style:style style:name="P7" style:family="paragraph" style:parent-style-name="Standard">
      <style:text-properties fo:color="#780373" fo:font-weight="normal" officeooo:rsid="000012f9" officeooo:paragraph-rsid="000012f9" style:font-weight-asian="normal" style:font-weight-complex="normal"/>
    </style:style>
    <style:style style:name="P8" style:family="paragraph" style:parent-style-name="Standard">
      <style:text-properties fo:color="#780373" fo:font-weight="normal" officeooo:rsid="0001fc77" officeooo:paragraph-rsid="0001fc77" style:font-weight-asian="normal" style:font-weight-complex="normal"/>
    </style:style>
    <style:style style:name="P9" style:family="paragraph" style:parent-style-name="Standard">
      <style:text-properties fo:color="#111111" fo:font-weight="bold" officeooo:rsid="0001fc77" officeooo:paragraph-rsid="0001fc77" style:font-weight-asian="bold" style:font-weight-complex="bold"/>
    </style:style>
    <style:style style:name="P10" style:family="paragraph" style:parent-style-name="Standard">
      <style:text-properties fo:color="#111111" fo:font-weight="normal" officeooo:rsid="0001fc77" officeooo:paragraph-rsid="0001fc77" style:font-weight-asian="normal" style:font-weight-complex="normal"/>
    </style:style>
    <style:style style:name="P11" style:family="paragraph" style:parent-style-name="Standard">
      <style:text-properties officeooo:rsid="0001fc77" officeooo:paragraph-rsid="0001fc77"/>
    </style:style>
    <style:style style:name="P12" style:family="paragraph" style:parent-style-name="Standard">
      <style:text-properties fo:color="#000000" officeooo:rsid="0001fc77" officeooo:paragraph-rsid="0001fc77"/>
    </style:style>
    <style:style style:name="P13" style:family="paragraph" style:parent-style-name="Standard">
      <style:text-properties fo:color="#000000" fo:font-weight="bold" officeooo:rsid="0001fc77" officeooo:paragraph-rsid="0001fc77" style:font-weight-asian="bold" style:font-weight-complex="bold"/>
    </style:style>
    <style:style style:name="T1" style:family="text">
      <style:text-properties fo:color="#780373"/>
    </style:style>
    <style:style style:name="T2" style:family="text">
      <style:text-properties fo:color="#780373" fo:font-weight="normal" style:font-weight-asian="normal" style:font-weight-complex="normal"/>
    </style:style>
    <style:style style:name="T3" style:family="text">
      <style:text-properties fo:color="#780373" fo:font-weight="normal" officeooo:rsid="0001fc77" style:font-weight-asian="normal" style:font-weight-complex="normal"/>
    </style:style>
    <style:style style:name="T4" style:family="text">
      <style:text-properties fo:color="#111111"/>
    </style:style>
    <style:style style:name="T5" style:family="text">
      <style:text-properties fo:color="#111111" fo:font-weight="normal" style:font-weight-asian="normal" style:font-weight-complex="normal"/>
    </style:style>
    <style:style style:name="T6" style:family="text">
      <style:text-properties fo:color="#111111" fo:font-weight="normal" officeooo:rsid="0001fc77" style:font-weight-asian="normal" style:font-weight-complex="normal"/>
    </style:style>
    <style:style style:name="T7" style:family="text">
      <style:text-properties fo:color="#111111" fo:font-weight="bold" officeooo:rsid="0001fc7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Postgres Servr Status</text:p>
      <text:p text:style-name="P1">root@my:~# service postgresql status</text:p>
      <text:p text:style-name="P5">● postgresql.service - PostgreSQL RDBMS</text:p>
      <text:p text:style-name="P5"><text:s text:c="5"/>Loaded: loaded (/lib/systemd/system/postgresql.service; disabled; vendor preset: disabled)</text:p>
      <text:p text:style-name="P5"><text:s text:c="5"/>Active: active (exited) since Thu 2020-04-30 11:08:34 IST; 2s ago</text:p>
      <text:p text:style-name="P5"><text:s text:c="4"/>Process: 2702 ExecStart=/bin/true (code=exited, status=0/SUCCESS)</text:p>
      <text:p text:style-name="P5"><text:s text:c="3"/>Main PID: 2702 (code=exited, status=0/SUCCESS)</text:p>
      <text:p text:style-name="P5"/>
      <text:p text:style-name="P5">Apr 30 11:08:34 my systemd[1]: Starting PostgreSQL RDBMS...</text:p>
      <text:p text:style-name="P3">Apr 30 11:08:34 my systemd[1]: Finished PostgreSQL RDBMS.</text:p>
      <text:p text:style-name="P3"/>
      <text:p text:style-name="P5"><text:span text:style-name="T3">Login Postgres user</text:span></text:p>
      <text:p text:style-name="P9">root@my:~# sudo su – postgresql</text:p>
      <text:p text:style-name="P10"><text:a xlink:type="simple" xlink:href="mailto:postgres@my" text:style-name="Internet_20_link" text:visited-style-name="Visited_20_Internet_20_Link">postgres@my</text:a>:~$</text:p>
      <text:p text:style-name="P10"/>
      <text:p text:style-name="P10"><text:span text:style-name="T1">psostgersql Shell</text:span> </text:p>
      <text:p text:style-name="P9">postgres@my:~$ psql</text:p>
      <text:p text:style-name="P5">psql (12.2 (Debian 12.2-4), server 11.5 (Debian 11.5-1))</text:p>
      <text:p text:style-name="P10">Type "help" for help.</text:p>
      <text:p text:style-name="P10"/>
      <text:p text:style-name="P8">List the database</text:p>
      <text:p text:style-name="P9">postgres=# \l</text:p>
      <text:p text:style-name="P5"><text:s text:c="3"/>List of databases</text:p>
      <text:p text:style-name="P5"><text:s text:c="3"/>Name <text:s text:c="3"/>| <text:s/>Owner <text:s text:c="2"/>| Encoding | Collate | <text:s/>Ctype <text:s/>| <text:s text:c="2"/>Access privileges <text:s text:c="2"/></text:p>
      <text:p text:style-name="P5">-----------+----------+----------+---------+---------+-----------------------</text:p>
      <text:p text:style-name="P5"><text:s/>msf <text:s text:c="6"/>| msf <text:s text:c="5"/>| UTF8 <text:s text:c="4"/>| C.UTF-8 | C.UTF-8 | </text:p>
      <text:p text:style-name="P5"><text:s/>msf_test <text:s/>| msf <text:s text:c="5"/>| UTF8 <text:s text:c="4"/>| C.UTF-8 | C.UTF-8 | </text:p>
      <text:p text:style-name="P5"><text:s/>postgres <text:s/>| postgres | UTF8 <text:s text:c="4"/>| C.UTF-8 | C.UTF-8 | </text:p>
      <text:p text:style-name="P5"><text:s/>template0 | postgres | UTF8 <text:s text:c="4"/>| C.UTF-8 | C.UTF-8 | =c/postgres <text:s text:c="9"/>+</text:p>
      <text:p text:style-name="P5"><text:s text:c="11"/>| <text:s text:c="9"/>| <text:s text:c="9"/>| <text:s text:c="8"/>| <text:s text:c="8"/>| postgres=CTc/postgres</text:p>
      <text:p text:style-name="P5"><text:s/>template1 | postgres | UTF8 <text:s text:c="4"/>| C.UTF-8 | C.UTF-8 | =c/postgres <text:s text:c="9"/>+</text:p>
      <text:p text:style-name="P5"><text:s text:c="11"/>| <text:s text:c="9"/>| <text:s text:c="9"/>| <text:s text:c="8"/>| <text:s text:c="8"/>| postgres=CTc/postgres</text:p>
      <text:p text:style-name="P5"><text:s/>testdb1 <text:s text:c="2"/>| postgres | UTF8 <text:s text:c="4"/>| C.UTF-8 | C.UTF-8 | </text:p>
      <text:p text:style-name="P10">(6 rows)</text:p>
      <text:p text:style-name="P10"/>
      <text:p text:style-name="P8">selecting Database</text:p>
      <text:p text:style-name="P9">postgres=# \c testdb1</text:p>
      <text:p text:style-name="P5">psql (12.2 (Debian 12.2-4), server 11.5 (Debian 11.5-1))</text:p>
      <text:p text:style-name="P5">You are now connected to database "testdb1" as user "postgres".</text:p>
      <text:p text:style-name="P5"><text:span text:style-name="T6">testdb1=# </text:span></text:p>
      <text:p text:style-name="P5"><text:span text:style-name="T6"/></text:p>
      <text:p text:style-name="P5"><text:span text:style-name="T7">testdb1=# \c postgres</text:span><text:span text:style-name="T6"> </text:span></text:p>
      <text:p text:style-name="P5"><text:span text:style-name="T6">psql (12.2 (Debian 12.2-4), server 11.5 (Debian 11.5-1))</text:span></text:p>
      <text:p text:style-name="P5"><text:span text:style-name="T6">You are now connected to database "postgres" as user "postgres".</text:span></text:p>
      <text:p text:style-name="P5"><text:span text:style-name="T6">postgres=# </text:span></text:p>
      <text:p text:style-name="P5"><text:span text:style-name="T6"/></text:p>
      <text:p text:style-name="P11"><text:span text:style-name="T2">Set the search path</text:span></text:p>
      <text:p text:style-name="P2"><text:span text:style-name="T4">postgres=# SET search_path TO information;</text:span></text:p>
      <text:p text:style-name="P4"><text:span text:style-name="T4">SET</text:span></text:p>
      <text:p text:style-name="P2"><text:span text:style-name="T4"/></text:p>
      <text:p text:style-name="P10"/>
      <text:p text:style-name="P6"><text:soft-page-break/>list the Tables</text:p>
      <text:p text:style-name="P13">postgres=# \d</text:p>
      <text:p text:style-name="P12">List of relations</text:p>
      <text:p text:style-name="P12"><text:s text:c="3"/>Schema <text:s text:c="3"/>| <text:s text:c="2"/>Name <text:s text:c="2"/>| Type <text:s/>| <text:s/>Owner <text:s text:c="2"/></text:p>
      <text:p text:style-name="P12">-------------+----------+-------+----------</text:p>
      <text:p text:style-name="P12"><text:s/>information | Teachers | table | postgres</text:p>
      <text:p text:style-name="P12"><text:s/>information | students | table | postgres</text:p>
      <text:p text:style-name="P12"><text:s/>information | test <text:s text:c="4"/>| table | postgres</text:p>
      <text:p text:style-name="P12">(3 rows)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19:13:51.941194665</meta:creation-date>
    <dc:date>2020-05-03T20:46:46.143070294</dc:date>
    <meta:editing-duration>PT1H1M38S</meta:editing-duration>
    <meta:editing-cycles>1</meta:editing-cycles>
    <meta:document-statistic meta:table-count="0" meta:image-count="0" meta:object-count="0" meta:page-count="2" meta:paragraph-count="51" meta:word-count="281" meta:character-count="2061" meta:non-whitespace-character-count="1614"/>
    <meta:generator>LibreOffice/6.4.3.2$Linux_X86_64 LibreOffice_project/40$Build-2</meta:generator>
  </office:meta>
</office:document-meta>
</file>